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2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3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H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err</text:p>
          </table:table-cell>
          <table:table-cell office:value-type="float" office:value="2.683097" calcext:value-type="float">
            <text:p>2.683097</text:p>
          </table:table-cell>
          <table:table-cell table:number-columns-repeated="3" office:value-type="float" office:value="2.683038" calcext:value-type="float">
            <text:p>2.683038</text:p>
          </table:table-cell>
        </table:table-row>
        <table:table-row table:style-name="ro1">
          <table:table-cell office:value-type="string" calcext:value-type="string">
            <text:p>ax initial</text:p>
          </table:table-cell>
          <table:table-cell table:number-columns-repeated="4" office:value-type="float" office:value="108.4" calcext:value-type="float">
            <text:p>108.4</text:p>
          </table:table-cell>
        </table:table-row>
        <table:table-row table:style-name="ro1">
          <table:table-cell office:value-type="string" calcext:value-type="string">
            <text:p>bx initial</text:p>
          </table:table-cell>
          <table:table-cell table:number-columns-repeated="4" office:value-type="float" office:value="110.4" calcext:value-type="float">
            <text:p>110.4</text:p>
          </table:table-cell>
        </table:table-row>
        <table:table-row table:style-name="ro1">
          <table:table-cell office:value-type="string" calcext:value-type="string">
            <text:p>ax</text:p>
          </table:table-cell>
          <table:table-cell office:value-type="float" office:value="110.4" calcext:value-type="float">
            <text:p>110.4</text:p>
          </table:table-cell>
          <table:table-cell office:value-type="float" office:value="101.4" calcext:value-type="float">
            <text:p>101.4</text:p>
          </table:table-cell>
          <table:table-cell office:value-type="float" office:value="103.9" calcext:value-type="float">
            <text:p>103.9</text:p>
          </table:table-cell>
          <table:table-cell office:value-type="float" office:value="101.4" calcext:value-type="float">
            <text:p>101.4</text:p>
          </table:table-cell>
        </table:table-row>
        <table:table-row table:style-name="ro1">
          <table:table-cell office:value-type="string" calcext:value-type="string">
            <text:p>bx</text:p>
          </table:table-cell>
          <table:table-cell office:value-type="float" office:value="108.4" calcext:value-type="float">
            <text:p>108.4</text:p>
          </table:table-cell>
          <table:table-cell office:value-type="float" office:value="100.4" calcext:value-type="float">
            <text:p>100.4</text:p>
          </table:table-cell>
          <table:table-cell office:value-type="float" office:value="103" calcext:value-type="float">
            <text:p>103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1">
          <table:table-cell office:value-type="string" calcext:value-type="string">
            <text:p>cx</text:p>
          </table:table-cell>
          <table:table-cell office:value-type="float" office:value="105.2" calcext:value-type="float">
            <text:p>105.2</text:p>
          </table:table-cell>
          <table:table-cell office:value-type="float" office:value="98.9" calcext:value-type="float">
            <text:p>98.9</text:p>
          </table:table-cell>
          <table:table-cell office:value-type="float" office:value="10.9" calcext:value-type="float">
            <text:p>10.9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obj(ax)</text:p>
          </table:table-cell>
          <table:table-cell office:value-type="float" office:value="2.68559" calcext:value-type="float">
            <text:p>2.68559</text:p>
          </table:table-cell>
          <table:table-cell office:value-type="float" office:value="2.66844" calcext:value-type="float">
            <text:p>2.66844</text:p>
          </table:table-cell>
          <table:table-cell office:value-type="float" office:value="2.67344" calcext:value-type="float">
            <text:p>2.67344</text:p>
          </table:table-cell>
          <table:table-cell office:value-type="float" office:value="2.66844" calcext:value-type="float">
            <text:p>2.66844</text:p>
          </table:table-cell>
        </table:table-row>
        <table:table-row table:style-name="ro1">
          <table:table-cell office:value-type="string" calcext:value-type="string">
            <text:p>obj(bx)</text:p>
          </table:table-cell>
          <table:table-cell office:value-type="float" office:value="2.68307" calcext:value-type="float">
            <text:p>2.68307</text:p>
          </table:table-cell>
          <table:table-cell office:value-type="float" office:value="2.66691" calcext:value-type="float">
            <text:p>2.66691</text:p>
          </table:table-cell>
          <table:table-cell office:value-type="float" office:value="2.67096" calcext:value-type="float">
            <text:p>2.67096</text:p>
          </table:table-cell>
          <table:table-cell office:value-type="float" office:value="2.66691" calcext:value-type="float">
            <text:p>2.66691</text:p>
          </table:table-cell>
        </table:table-row>
        <table:table-row table:style-name="ro1">
          <table:table-cell office:value-type="string" calcext:value-type="string">
            <text:p>obj(cx)</text:p>
          </table:table-cell>
          <table:table-cell office:value-type="float" office:value="2.68346" calcext:value-type="float">
            <text:p>2.68346</text:p>
          </table:table-cell>
          <table:table-cell office:value-type="float" office:value="2.66843" calcext:value-type="float">
            <text:p>2.66843</text:p>
          </table:table-cell>
          <table:table-cell office:value-type="float" office:value="4.28568" calcext:value-type="float">
            <text:p>4.28568</text:p>
          </table:table-cell>
          <table:table-cell office:value-type="float" office:value="2.66684" calcext:value-type="float">
            <text:p>2.66684</text:p>
          </table:table-cell>
        </table:table-row>
        <table:table-row table:style-name="ro1">
          <table:table-cell office:value-type="string" calcext:value-type="string">
            <text:p>xmin</text:p>
          </table:table-cell>
          <table:table-cell table:number-columns-repeated="2" office:value-type="float" office:value="108.4" calcext:value-type="float">
            <text:p>108.4</text:p>
          </table:table-cell>
          <table:table-cell office:value-type="float" office:value="99.7" calcext:value-type="float">
            <text:p>99.7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1">
          <table:table-cell office:value-type="string" calcext:value-type="string">
            <text:p>enderr</text:p>
          </table:table-cell>
          <table:table-cell office:value-type="float" office:value="2.683097" calcext:value-type="float">
            <text:p>2.683097</text:p>
          </table:table-cell>
          <table:table-cell office:value-type="float" office:value="2.66691" calcext:value-type="float">
            <text:p>2.66691</text:p>
          </table:table-cell>
          <table:table-cell office:value-type="float" office:value="2.66709" calcext:value-type="float">
            <text:p>2.66709</text:p>
          </table:table-cell>
          <table:table-cell office:value-type="float" office:value="2.66691" calcext:value-type="float">
            <text:p>2.6669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Obj(108.411)</text:p>
          </table:table-cell>
          <table:table-cell office:value-type="float" office:value="2.683097" calcext:value-type="float">
            <text:p>2.683097</text:p>
          </table:table-cell>
          <table:table-cell table:number-columns-repeated="2" office:value-type="float" office:value="2.683038" calcext:value-type="float">
            <text:p>2.683038</text:p>
          </table:table-cell>
          <table:table-cell office:value-type="float" office:value="2.683035" calcext:value-type="float">
            <text:p>2.683035</text:p>
          </table:table-cell>
        </table:table-row>
        <table:table-row table:style-name="ro1">
          <table:table-cell office:value-type="string" calcext:value-type="string">
            <text:p>Obj(110.411)</text:p>
          </table:table-cell>
          <table:table-cell office:value-type="float" office:value="2.685591" calcext:value-type="float">
            <text:p>2.685591</text:p>
          </table:table-cell>
          <table:table-cell office:value-type="float" office:value="2.693515" calcext:value-type="float">
            <text:p>2.693515</text:p>
          </table:table-cell>
          <table:table-cell office:value-type="float" office:value="2.693516" calcext:value-type="float">
            <text:p>2.693516</text:p>
          </table:table-cell>
          <table:table-cell office:value-type="float" office:value="2.693517" calcext:value-type="float">
            <text:p>2.6935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rr after obj(110.411)</text:p>
          </table:table-cell>
          <table:table-cell office:value-type="float" office:value="385221" calcext:value-type="float">
            <text:p>385221</text:p>
          </table:table-cell>
          <table:table-cell table:number-columns-repeated="3" office:value-type="float" office:value="386357" calcext:value-type="float">
            <text:p>386357</text:p>
          </table:table-cell>
        </table:table-row>
        <table:table-row table:style-name="ro1">
          <table:table-cell office:value-type="string" calcext:value-type="string">
            <text:p>err/dof</text:p>
          </table:table-cell>
          <table:table-cell office:value-type="float" office:value="2.685591" calcext:value-type="float">
            <text:p>2.685591</text:p>
          </table:table-cell>
          <table:table-cell table:number-columns-repeated="3" office:value-type="float" office:value="2.693515" calcext:value-type="float">
            <text:p>2.6935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nbrak-&gt;objective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Cuda 1</text:p>
          </table:table-cell>
          <table:table-cell office:value-type="string" calcext:value-type="string">
            <text:p>Cuda 2</text:p>
          </table:table-cell>
          <table:table-cell/>
        </table:table-row>
        <table:table-row table:style-name="ro1">
          <table:table-cell office:value-type="string" calcext:value-type="string">
            <text:p>f0 weigh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 o2</text:p>
          </table:table-cell>
          <table:table-cell office:value-type="float" office:value="161505.2" calcext:value-type="float">
            <text:p>161505.2</text:p>
          </table:table-cell>
          <table:table-cell office:value-type="float" office:value="161504.6" calcext:value-type="float">
            <text:p>161504.6</text:p>
          </table:table-cell>
          <table:table-cell office:value-type="float" office:value="161504.609" calcext:value-type="float">
            <text:p>161504.609</text:p>
          </table:table-cell>
          <table:table-cell/>
        </table:table-row>
        <table:table-row table:style-name="ro1">
          <table:table-cell office:value-type="string" calcext:value-type="string">
            <text:p>f0 calv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 om</text:p>
          </table:table-cell>
          <table:table-cell office:value-type="float" office:value="103272.9" calcext:value-type="float">
            <text:p>103272.9</text:p>
          </table:table-cell>
          <table:table-cell table:number-columns-repeated="2" office:value-type="float" office:value="107152.8" calcext:value-type="float">
            <text:p>107152.8</text:p>
          </table:table-cell>
          <table:table-cell/>
        </table:table-row>
        <table:table-row table:style-name="ro1">
          <table:table-cell office:value-type="string" calcext:value-type="string">
            <text:p>f0 m2</text:p>
          </table:table-cell>
          <table:table-cell office:value-type="float" office:value="73907.2" calcext:value-type="float">
            <text:p>73907.2</text:p>
          </table:table-cell>
          <table:table-cell table:number-columns-repeated="2" office:value-type="float" office:value="79564.7" calcext:value-type="float">
            <text:p>79564.7</text:p>
          </table:table-cell>
          <table:table-cell/>
        </table:table-row>
        <table:table-row table:style-name="ro1">
          <table:table-cell office:value-type="string" calcext:value-type="string">
            <text:p>f0 err</text:p>
          </table:table-cell>
          <table:table-cell office:value-type="float" office:value="28866.5" calcext:value-type="float">
            <text:p>28866.5</text:p>
          </table:table-cell>
          <table:table-cell table:number-columns-repeated="2" office:value-type="float" office:value="26763.7" calcext:value-type="float">
            <text:p>26763.7</text:p>
          </table:table-cell>
          <table:table-cell/>
        </table:table-row>
        <table:table-row table:style-name="ro1">
          <table:table-cell office:value-type="string" calcext:value-type="string">
            <text:p>f1 weigh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 o2</text:p>
          </table:table-cell>
          <table:table-cell office:value-type="float" office:value="94470.3" calcext:value-type="float">
            <text:p>94470.3</text:p>
          </table:table-cell>
          <table:table-cell table:number-columns-repeated="2" office:value-type="float" office:value="94468.9" calcext:value-type="float">
            <text:p>94468.9</text:p>
          </table:table-cell>
          <table:table-cell/>
        </table:table-row>
        <table:table-row table:style-name="ro1">
          <table:table-cell office:value-type="string" calcext:value-type="string">
            <text:p>f1 calv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 om</text:p>
          </table:table-cell>
          <table:table-cell office:value-type="float" office:value="48529.3" calcext:value-type="float">
            <text:p>48529.3</text:p>
          </table:table-cell>
          <table:table-cell table:number-columns-repeated="2" office:value-type="float" office:value="50352.5" calcext:value-type="float">
            <text:p>50352.5</text:p>
          </table:table-cell>
          <table:table-cell/>
        </table:table-row>
        <table:table-row table:style-name="ro1">
          <table:table-cell office:value-type="string" calcext:value-type="string">
            <text:p>f1 m2</text:p>
          </table:table-cell>
          <table:table-cell office:value-type="float" office:value="29514.9" calcext:value-type="float">
            <text:p>29514.9</text:p>
          </table:table-cell>
          <table:table-cell table:number-columns-repeated="2" office:value-type="float" office:value="31774.2" calcext:value-type="float">
            <text:p>31774.2</text:p>
          </table:table-cell>
          <table:table-cell/>
        </table:table-row>
        <table:table-row table:style-name="ro1">
          <table:table-cell office:value-type="string" calcext:value-type="string">
            <text:p>f1 err</text:p>
          </table:table-cell>
          <table:table-cell office:value-type="float" office:value="26926.6" calcext:value-type="float">
            <text:p>26926.6</text:p>
          </table:table-cell>
          <table:table-cell table:number-columns-repeated="2" office:value-type="float" office:value="25538.3" calcext:value-type="float">
            <text:p>25538.3</text:p>
          </table:table-cell>
          <table:table-cell/>
        </table:table-row>
        <table:table-row table:style-name="ro1">
          <table:table-cell office:value-type="string" calcext:value-type="string">
            <text:p>f2 weigh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 o2</text:p>
          </table:table-cell>
          <table:table-cell office:value-type="float" office:value="32945.3" calcext:value-type="float">
            <text:p>32945.3</text:p>
          </table:table-cell>
          <table:table-cell table:number-columns-repeated="2" office:value-type="float" office:value="32944.2" calcext:value-type="float">
            <text:p>32944.2</text:p>
          </table:table-cell>
          <table:table-cell/>
        </table:table-row>
        <table:table-row table:style-name="ro1">
          <table:table-cell office:value-type="string" calcext:value-type="string">
            <text:p>f2 calv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 om</text:p>
          </table:table-cell>
          <table:table-cell office:value-type="float" office:value="40059.4" calcext:value-type="float">
            <text:p>40059.4</text:p>
          </table:table-cell>
          <table:table-cell table:number-columns-repeated="2" office:value-type="float" office:value="41564.4" calcext:value-type="float">
            <text:p>41564.4</text:p>
          </table:table-cell>
          <table:table-cell/>
        </table:table-row>
        <table:table-row table:style-name="ro1">
          <table:table-cell office:value-type="string" calcext:value-type="string">
            <text:p>f2 m2</text:p>
          </table:table-cell>
          <table:table-cell office:value-type="float" office:value="53089.4" calcext:value-type="float">
            <text:p>53089.4</text:p>
          </table:table-cell>
          <table:table-cell table:number-columns-repeated="2" office:value-type="float" office:value="57153.4" calcext:value-type="float">
            <text:p>57153.4</text:p>
          </table:table-cell>
          <table:table-cell/>
        </table:table-row>
        <table:table-row table:style-name="ro1">
          <table:table-cell office:value-type="string" calcext:value-type="string">
            <text:p>f2 err</text:p>
          </table:table-cell>
          <table:table-cell office:value-type="float" office:value="5916" calcext:value-type="float">
            <text:p>5916</text:p>
          </table:table-cell>
          <table:table-cell table:number-columns-repeated="2" office:value-type="float" office:value="6968.9" calcext:value-type="float">
            <text:p>6968.9</text:p>
          </table:table-cell>
          <table:table-cell/>
        </table:table-row>
        <table:table-row table:style-name="ro1">
          <table:table-cell office:value-type="string" calcext:value-type="string">
            <text:p>f3 weigh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 o2</text:p>
          </table:table-cell>
          <table:table-cell office:value-type="float" office:value="28568.9" calcext:value-type="float">
            <text:p>28568.9</text:p>
          </table:table-cell>
          <table:table-cell office:value-type="float" office:value="28566.1" calcext:value-type="float">
            <text:p>28566.1</text:p>
          </table:table-cell>
          <table:table-cell office:value-type="float" office:value="28566" calcext:value-type="float">
            <text:p>28566</text:p>
          </table:table-cell>
          <table:table-cell/>
        </table:table-row>
        <table:table-row table:style-name="ro1">
          <table:table-cell office:value-type="string" calcext:value-type="string">
            <text:p>f3 calv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 om</text:p>
          </table:table-cell>
          <table:table-cell office:value-type="float" office:value="36420.4" calcext:value-type="float">
            <text:p>36420.4</text:p>
          </table:table-cell>
          <table:table-cell table:number-columns-repeated="2" office:value-type="float" office:value="37788.7" calcext:value-type="float">
            <text:p>37788.7</text:p>
          </table:table-cell>
          <table:table-cell/>
        </table:table-row>
        <table:table-row table:style-name="ro1">
          <table:table-cell office:value-type="string" calcext:value-type="string">
            <text:p>f3 m2</text:p>
          </table:table-cell>
          <table:table-cell office:value-type="float" office:value="48980.6" calcext:value-type="float">
            <text:p>48980.6</text:p>
          </table:table-cell>
          <table:table-cell table:number-columns-repeated="2" office:value-type="float" office:value="52730.1" calcext:value-type="float">
            <text:p>52730.1</text:p>
          </table:table-cell>
          <table:table-cell/>
        </table:table-row>
        <table:table-row table:style-name="ro1">
          <table:table-cell office:value-type="string" calcext:value-type="string">
            <text:p>f3 err</text:p>
          </table:table-cell>
          <table:table-cell office:value-type="float" office:value="4708.7" calcext:value-type="float">
            <text:p>4708.7</text:p>
          </table:table-cell>
          <table:table-cell table:number-columns-repeated="2" office:value-type="float" office:value="5718.7" calcext:value-type="float">
            <text:p>5718.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fit→1st chi2 call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Cuda 1</text:p>
          </table:table-cell>
          <table:table-cell office:value-type="string" calcext:value-type="string">
            <text:p>Cuda 2</text:p>
          </table:table-cell>
          <table:table-cell/>
        </table:table-row>
        <table:table-row table:style-name="ro1">
          <table:table-cell office:value-type="string" calcext:value-type="string">
            <text:p>f0 o2</text:p>
          </table:table-cell>
          <table:table-cell office:value-type="float" office:value="44945" calcext:value-type="float">
            <text:p>44945</text:p>
          </table:table-cell>
          <table:table-cell table:number-columns-repeated="2" office:value-type="float" office:value="161505" calcext:value-type="float">
            <text:p>161505</text:p>
          </table:table-cell>
          <table:table-cell/>
        </table:table-row>
        <table:table-row table:style-name="ro1">
          <table:table-cell office:value-type="string" calcext:value-type="string">
            <text:p>f0 om</text:p>
          </table:table-cell>
          <table:table-cell office:value-type="float" office:value="1643" calcext:value-type="float">
            <text:p>1643</text:p>
          </table:table-cell>
          <table:table-cell table:number-columns-repeated="2" office:value-type="float" office:value="104405" calcext:value-type="float">
            <text:p>104405</text:p>
          </table:table-cell>
          <table:table-cell/>
        </table:table-row>
        <table:table-row table:style-name="ro1">
          <table:table-cell office:value-type="string" calcext:value-type="string">
            <text:p>f0 m2</text:p>
          </table:table-cell>
          <table:table-cell office:value-type="float" office:value="7884" calcext:value-type="float">
            <text:p>7884</text:p>
          </table:table-cell>
          <table:table-cell table:number-columns-repeated="2" office:value-type="float" office:value="75261" calcext:value-type="float">
            <text:p>75261</text:p>
          </table:table-cell>
          <table:table-cell/>
        </table:table-row>
        <table:table-row table:style-name="ro1">
          <table:table-cell office:value-type="string" calcext:value-type="string">
            <text:p>f0 err</text:p>
          </table:table-cell>
          <table:table-cell office:value-type="float" office:value="49542" calcext:value-type="float">
            <text:p>49542</text:p>
          </table:table-cell>
          <table:table-cell table:number-columns-repeated="2" office:value-type="float" office:value="27956" calcext:value-type="float">
            <text:p>27956</text:p>
          </table:table-cell>
          <table:table-cell/>
        </table:table-row>
        <table:table-row table:style-name="ro1">
          <table:table-cell office:value-type="string" calcext:value-type="string">
            <text:p>f1 o2</text:p>
          </table:table-cell>
          <table:table-cell office:value-type="float" office:value="72165" calcext:value-type="float">
            <text:p>72165</text:p>
          </table:table-cell>
          <table:table-cell table:number-columns-repeated="2" office:value-type="float" office:value="94469" calcext:value-type="float">
            <text:p>94469</text:p>
          </table:table-cell>
          <table:table-cell/>
        </table:table-row>
        <table:table-row table:style-name="ro1">
          <table:table-cell office:value-type="string" calcext:value-type="string">
            <text:p>f1 om</text:p>
          </table:table-cell>
          <table:table-cell office:value-type="float" office:value="1796" calcext:value-type="float">
            <text:p>1796</text:p>
          </table:table-cell>
          <table:table-cell table:number-columns-repeated="2" office:value-type="float" office:value="49030" calcext:value-type="float">
            <text:p>49030</text:p>
          </table:table-cell>
          <table:table-cell/>
        </table:table-row>
        <table:table-row table:style-name="ro1">
          <table:table-cell office:value-type="string" calcext:value-type="string">
            <text:p>f1 m2</text:p>
          </table:table-cell>
          <table:table-cell office:value-type="float" office:value="7532" calcext:value-type="float">
            <text:p>7532</text:p>
          </table:table-cell>
          <table:table-cell table:number-columns-repeated="2" office:value-type="float" office:value="30065" calcext:value-type="float">
            <text:p>30065</text:p>
          </table:table-cell>
          <table:table-cell/>
        </table:table-row>
        <table:table-row table:style-name="ro1">
          <table:table-cell office:value-type="string" calcext:value-type="string">
            <text:p>f1 err</text:p>
          </table:table-cell>
          <table:table-cell office:value-type="float" office:value="76105" calcext:value-type="float">
            <text:p>76105</text:p>
          </table:table-cell>
          <table:table-cell table:number-columns-repeated="2" office:value-type="float" office:value="26473" calcext:value-type="float">
            <text:p>26473</text:p>
          </table:table-cell>
          <table:table-cell/>
        </table:table-row>
        <table:table-row table:style-name="ro1">
          <table:table-cell office:value-type="string" calcext:value-type="string">
            <text:p>f2 o2</text:p>
          </table:table-cell>
          <table:table-cell office:value-type="float" office:value="145982" calcext:value-type="float">
            <text:p>145982</text:p>
          </table:table-cell>
          <table:table-cell table:number-columns-repeated="2" office:value-type="float" office:value="32944" calcext:value-type="float">
            <text:p>32944</text:p>
          </table:table-cell>
          <table:table-cell/>
        </table:table-row>
        <table:table-row table:style-name="ro1">
          <table:table-cell office:value-type="string" calcext:value-type="string">
            <text:p>f2 om</text:p>
          </table:table-cell>
          <table:table-cell office:value-type="float" office:value="1433" calcext:value-type="float">
            <text:p>1433</text:p>
          </table:table-cell>
          <table:table-cell table:number-columns-repeated="2" office:value-type="float" office:value="40488" calcext:value-type="float">
            <text:p>40488</text:p>
          </table:table-cell>
          <table:table-cell/>
        </table:table-row>
        <table:table-row table:style-name="ro1">
          <table:table-cell office:value-type="string" calcext:value-type="string">
            <text:p>f2 m2</text:p>
          </table:table-cell>
          <table:table-cell office:value-type="float" office:value="5547" calcext:value-type="float">
            <text:p>5547</text:p>
          </table:table-cell>
          <table:table-cell table:number-columns-repeated="2" office:value-type="float" office:value="54077" calcext:value-type="float">
            <text:p>54077</text:p>
          </table:table-cell>
          <table:table-cell/>
        </table:table-row>
        <table:table-row table:style-name="ro1">
          <table:table-cell office:value-type="string" calcext:value-type="string">
            <text:p>f2 err</text:p>
          </table:table-cell>
          <table:table-cell office:value-type="float" office:value="148664" calcext:value-type="float">
            <text:p>148664</text:p>
          </table:table-cell>
          <table:table-cell table:number-columns-repeated="2" office:value-type="float" office:value="6045" calcext:value-type="float">
            <text:p>6045</text:p>
          </table:table-cell>
          <table:table-cell/>
        </table:table-row>
        <table:table-row table:style-name="ro1">
          <table:table-cell office:value-type="string" calcext:value-type="string">
            <text:p>f3 o2</text:p>
          </table:table-cell>
          <table:table-cell office:value-type="float" office:value="41061" calcext:value-type="float">
            <text:p>41061</text:p>
          </table:table-cell>
          <table:table-cell table:number-columns-repeated="2" office:value-type="float" office:value="28566" calcext:value-type="float">
            <text:p>28566</text:p>
          </table:table-cell>
          <table:table-cell/>
        </table:table-row>
        <table:table-row table:style-name="ro1">
          <table:table-cell office:value-type="string" calcext:value-type="string">
            <text:p>f3 om</text:p>
          </table:table-cell>
          <table:table-cell office:value-type="float" office:value="1269" calcext:value-type="float">
            <text:p>1269</text:p>
          </table:table-cell>
          <table:table-cell table:number-columns-repeated="2" office:value-type="float" office:value="36781" calcext:value-type="float">
            <text:p>36781</text:p>
          </table:table-cell>
          <table:table-cell/>
        </table:table-row>
        <table:table-row table:style-name="ro1">
          <table:table-cell office:value-type="string" calcext:value-type="string">
            <text:p>f3 m2</text:p>
          </table:table-cell>
          <table:table-cell office:value-type="float" office:value="6661" calcext:value-type="float">
            <text:p>6661</text:p>
          </table:table-cell>
          <table:table-cell table:number-columns-repeated="2" office:value-type="float" office:value="49886" calcext:value-type="float">
            <text:p>49886</text:p>
          </table:table-cell>
          <table:table-cell/>
        </table:table-row>
        <table:table-row table:style-name="ro1">
          <table:table-cell office:value-type="string" calcext:value-type="string">
            <text:p>f3 err</text:p>
          </table:table-cell>
          <table:table-cell office:value-type="float" office:value="45183" calcext:value-type="float">
            <text:p>45183</text:p>
          </table:table-cell>
          <table:table-cell table:number-columns-repeated="2" office:value-type="float" office:value="4889" calcext:value-type="float">
            <text:p>4889</text:p>
          </table:table-cell>
          <table:table-cell/>
        </table:table-row>
      </table:table>
      <table:table table:name="Sheet1" table:style-name="ta1">
        <table:table-column table:style-name="co3" table:default-cell-style-name="ce1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variable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GPU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at→set[0].chi2</text:p>
          </table:table-cell>
          <table:table-cell office:value-type="float" office:value="319494.340803304" calcext:value-type="float">
            <text:p>319494.340803304</text:p>
          </table:table-cell>
          <table:table-cell office:value-type="float" office:value="318843.667724609" calcext:value-type="float">
            <text:p>318843.667724609</text:p>
          </table:table-cell>
          <table:table-cell office:value-type="float" office:value="318844.1328125" calcext:value-type="float">
            <text:p>318844.1328125</text:p>
          </table:table-cell>
          <table:table-cell office:value-type="float" office:value="318843.680175781" calcext:value-type="float">
            <text:p>318843.68017578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dat-&gt;set[1].chi2</text:p>
          </table:table-cell>
          <table:table-cell office:value-type="float" office:value="65369.1279137668" calcext:value-type="float">
            <text:p>65369.1279137668</text:p>
          </table:table-cell>
          <table:table-cell office:value-type="float" office:value="65363.166015625" calcext:value-type="float">
            <text:p>65363.166015625</text:p>
          </table:table-cell>
          <table:table-cell office:value-type="float" office:value="65363.169921875" calcext:value-type="float">
            <text:p>65363.169921875</text:p>
          </table:table-cell>
          <table:table-cell office:value-type="float" office:value="65363.15625" calcext:value-type="float">
            <text:p>65363.15625</text:p>
          </table:table-cell>
          <table:table-cell table:number-columns-repeated="4"/>
        </table:table-row>
        <table:table-row table:style-name="ro1">
          <table:table-cell table:style-name="Default"/>
          <table:table-cell table:formula="of:=[.B2]-[.C2]" office:value-type="float" office:value="650.673078694963" calcext:value-type="float">
            <text:p>650.673078695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.B3]-[.C3]" office:value-type="float" office:value="5.96189814180252" calcext:value-type="float">
            <text:p>5.9618981418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deldop_zmax: 54.01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dop_zmax: 54.01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dop_zmax: 54.017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dop_zmax: 54.017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d_xsec: 2390.67</text:p>
          </table:table-cell>
          <table:table-cell/>
          <table:table-cell table:formula="of:=(2391.01245-2390.67)/2391.01245 * 100" office:value-type="float" office:value="0.0143223846450527" calcext:value-type="float">
            <text:p>0.01432238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d_xsec: 2390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d_xsec: 2391.0124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d_xsec: 2391.012450</text:p>
          </table:table-cell>
          <table:table-cell table:number-columns-repeated="8"/>
        </table:table-row>
        <table:table-row table:style-name="ro1">
          <table:table-cell table:style-name="Default"/>
          <table:table-cell/>
          <table:table-cell office:value-type="string" calcext:value-type="string" table:number-columns-spanned="2" table:number-rows-spanned="1">
            <text:p>serial kernel</text:p>
          </table:table-cell>
          <table:covered-table-cell/>
          <table:table-cell office:value-type="string" calcext:value-type="string" table:number-columns-spanned="3" table:number-rows-spanned="1">
            <text:p>atomics kernel</text:p>
          </table:table-cell>
          <table:covered-table-cell table:number-columns-repeated="2"/>
          <table:table-cell office:value-type="string" calcext:value-type="string">
            <text:p>Host</text:p>
          </table:table-cell>
          <table:table-cell office:value-type="string" calcext:value-type="string">
            <text:p>om/m2</text:p>
          </table:table-cell>
        </table:table-row>
        <table:table-row table:style-name="ro1">
          <table:table-cell table:style-name="Default" office:value-type="string" calcext:value-type="string">
            <text:p>om</text:p>
          </table:table-cell>
          <table:table-cell office:value-type="string" calcext:value-type="string">
            <text:p>@global float</text:p>
          </table:table-cell>
          <table:table-cell office:value-type="float" office:value="129933.32" calcext:value-type="float">
            <text:p>129933.32</text:p>
          </table:table-cell>
          <table:table-cell office:value-type="float" office:value="129867.844" calcext:value-type="float">
            <text:p>129867.844</text:p>
          </table:table-cell>
          <table:table-cell office:value-type="float" office:value="1774.42944" calcext:value-type="float">
            <text:p>1774.42944</text:p>
          </table:table-cell>
          <table:table-cell office:value-type="float" office:value="1774.42859" calcext:value-type="float">
            <text:p>1774.42859</text:p>
          </table:table-cell>
          <table:table-cell office:value-type="float" office:value="1774.42957" calcext:value-type="float">
            <text:p>1774.42957</text:p>
          </table:table-cell>
          <table:table-cell office:value-type="float" office:value="1643.33555321455" calcext:value-type="float">
            <text:p>1643.3355532146</text:p>
          </table:table-cell>
          <table:table-cell/>
        </table:table-row>
        <table:table-row table:style-name="ro1">
          <table:table-cell table:style-name="Default" office:value-type="string" calcext:value-type="string">
            <text:p>o2</text:p>
          </table:table-cell>
          <table:table-cell office:value-type="string" calcext:value-type="string">
            <text:p>@global float</text:p>
          </table:table-cell>
          <table:table-cell office:value-type="float" office:value="3228798.25" calcext:value-type="float">
            <text:p>3228798.25</text:p>
          </table:table-cell>
          <table:table-cell office:value-type="float" office:value="3253901" calcext:value-type="float">
            <text:p>3253901</text:p>
          </table:table-cell>
          <table:table-cell office:value-type="float" office:value="44945.0234" calcext:value-type="float">
            <text:p>44945.0234</text:p>
          </table:table-cell>
          <table:table-cell office:value-type="float" office:value="44944.9922" calcext:value-type="float">
            <text:p>44944.9922</text:p>
          </table:table-cell>
          <table:table-cell office:value-type="float" office:value="44945.0703" calcext:value-type="float">
            <text:p>44945.0703</text:p>
          </table:table-cell>
          <table:table-cell office:value-type="float" office:value="44945.1835920907" calcext:value-type="float">
            <text:p>44945.1835920907</text:p>
          </table:table-cell>
          <table:table-cell/>
        </table:table-row>
        <table:table-row table:style-name="ro1">
          <table:table-cell table:style-name="Default" office:value-type="string" calcext:value-type="string">
            <text:p>m2</text:p>
          </table:table-cell>
          <table:table-cell office:value-type="string" calcext:value-type="string">
            <text:p>@global float</text:p>
          </table:table-cell>
          <table:table-cell office:value-type="float" office:value="579912.875" calcext:value-type="float">
            <text:p>579912.875</text:p>
          </table:table-cell>
          <table:table-cell office:value-type="float" office:value="581873.688" calcext:value-type="float">
            <text:p>581873.688</text:p>
          </table:table-cell>
          <table:table-cell office:value-type="float" office:value="7883.73438" calcext:value-type="float">
            <text:p>7883.73438</text:p>
          </table:table-cell>
          <table:table-cell office:value-type="float" office:value="7883.73389" calcext:value-type="float">
            <text:p>7883.73389</text:p>
          </table:table-cell>
          <table:table-cell office:value-type="float" office:value="7883.73242" calcext:value-type="float">
            <text:p>7883.73242</text:p>
          </table:table-cell>
          <table:table-cell office:value-type="float" office:value="7883.73916291987" calcext:value-type="float">
            <text:p>7883.7391629199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formula="of:=[.E16]/[.E18]" office:value-type="float" office:value="0.22507473672648" calcext:value-type="float">
            <text:p>0.2250747367</text:p>
          </table:table-cell>
          <table:table-cell table:formula="of:=[.F16]/[.F18]" office:value-type="float" office:value="0.225074642898684" calcext:value-type="float">
            <text:p>0.2250746429</text:p>
          </table:table-cell>
          <table:table-cell table:formula="of:=[.G16]/[.G18]" office:value-type="float" office:value="0.225074809172684" calcext:value-type="float">
            <text:p>0.2250748092</text:p>
          </table:table-cell>
          <table:table-cell table:formula="of:=[.H16]/[.H18]" office:value-type="float" office:value="0.208446210516929" calcext:value-type="float">
            <text:p>0.2084462105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GPU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Both in read_dat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dbg_sum_fit</text:p>
          </table:table-cell>
          <table:table-cell office:value-type="string" calcext:value-type="string">
            <text:p>@global float</text:p>
          </table:table-cell>
          <table:table-cell office:value-type="float" office:value="2402.92627" calcext:value-type="float">
            <text:p>2402.92627</text:p>
          </table:table-cell>
          <table:table-cell office:value-type="float" office:value="2402.92871518714" calcext:value-type="float">
            <text:p>2402.928715187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dbg_sum_obs</text:p>
          </table:table-cell>
          <table:table-cell office:value-type="string" calcext:value-type="string">
            <text:p>@global float</text:p>
          </table:table-cell>
          <table:table-cell office:value-type="float" office:value="1739.99683" calcext:value-type="float">
            <text:p>1739.99683</text:p>
          </table:table-cell>
          <table:table-cell office:value-type="float" office:value="1739.99476850017" calcext:value-type="float">
            <text:p>1739.9947685002</text:p>
          </table:table-cell>
          <table:table-cell office:value-type="float" office:value="1739.99" calcext:value-type="float">
            <text:p>1739.9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dbg_sum_oov</text:p>
          </table:table-cell>
          <table:table-cell office:value-type="string" calcext:value-type="string">
            <text:p>@global float</text:p>
          </table:table-cell>
          <table:table-cell office:value-type="float" office:value="58073" calcext:value-type="float">
            <text:p>58073</text:p>
          </table:table-cell>
          <table:table-cell office:value-type="float" office:value="58055.8942599757" calcext:value-type="float">
            <text:p>58055.8942599757</text:p>
          </table:table-cell>
          <table:table-cell office:value-type="float" office:value="58055.9" calcext:value-type="float">
            <text:p>58055.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lements <text:s/></text:p>
          </table:table-cell>
          <table:table-cell/>
          <table:table-cell office:value-type="float" office:value="35760" calcext:value-type="float">
            <text:p>35760</text:p>
          </table:table-cell>
          <table:table-cell/>
          <table:table-cell office:value-type="float" office:value="35760" calcext:value-type="float">
            <text:p>3576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oneovervar[0]: 1.623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1]: 1.623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2]: 1.623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3]: 1.623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4]: 1.623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5]: 1.623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6]: 1.623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7]: 1.623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8]: 1.623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9]: 1.623487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oneovervar[35749]: 1.390488</text:p>
          </table:table-cell>
          <table:table-cell table:number-columns-repeated="2"/>
          <table:table-cell table:formula="of:=1.623487-1.390488" office:value-type="float" office:value="0.232999" calcext:value-type="float">
            <text:p>0.232999</text:p>
          </table:table-cell>
          <table:table-cell table:formula="of:=([.C23]-[.D23])/[.D37]" office:value-type="float" office:value="73.4155083253609" calcext:value-type="float">
            <text:p>73.4155083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overvar[35750]: 1.3904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35751]: 1.3904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35752]: 1.3904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35753]: 1.3904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35754]: 1.3904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35755]: 1.3904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35756]: 1.3904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35757]: 1.3904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35758]: 1.3904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35759]: 1.390488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oneovervar[35749]: 1.623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35750]: 1.623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35751]: 1.623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35752]: 1.623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35753]: 1.623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35754]: 1.623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35755]: 1.623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35756]: 1.623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35757]: 1.623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35758]: 1.623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neovervar[35759]: 1.623487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*fa</text:p>
          </table:table-cell>
          <table:table-cell office:value-type="string" calcext:value-type="string">
            <text:p>double</text:p>
          </table:table-cell>
          <table:table-cell office:value-type="float" office:value="2.69351464530575" calcext:value-type="float">
            <text:p>2.6935146453</text:p>
          </table:table-cell>
          <table:table-cell office:value-type="float" office:value="2.69351624352135" calcext:value-type="float">
            <text:p>2.6935162435</text:p>
          </table:table-cell>
          <table:table-cell office:value-type="float" office:value="2.69351717794134" calcext:value-type="float">
            <text:p>2.6935171779</text:p>
          </table:table-cell>
          <table:table-cell office:value-type="float" office:value="2.69351572099506" calcext:value-type="float">
            <text:p>2.69351572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*fb</text:p>
          </table:table-cell>
          <table:table-cell office:value-type="string" calcext:value-type="string">
            <text:p>double</text:p>
          </table:table-cell>
          <table:table-cell office:value-type="float" office:value="2.68303883388198" calcext:value-type="float">
            <text:p>2.6830388339</text:p>
          </table:table-cell>
          <table:table-cell office:value-type="float" office:value="2.68303697185016" calcext:value-type="float">
            <text:p>2.6830369719</text:p>
          </table:table-cell>
          <table:table-cell office:value-type="float" office:value="2.68304021423646" calcext:value-type="float">
            <text:p>2.6830402142</text:p>
          </table:table-cell>
          <table:table-cell office:value-type="float" office:value="2.68303870793102" calcext:value-type="float">
            <text:p>2.683038707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*cx</text:p>
          </table:table-cell>
          <table:table-cell office:value-type="string" calcext:value-type="string">
            <text:p>double</text:p>
          </table:table-cell>
          <table:table-cell table:number-columns-repeated="4" office:value-type="float" office:value="105.175223" calcext:value-type="float">
            <text:p>105.17522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*fc</text:p>
          </table:table-cell>
          <table:table-cell office:value-type="string" calcext:value-type="string">
            <text:p>double</text:p>
          </table:table-cell>
          <table:table-cell office:value-type="float" office:value="2.67623390414764" calcext:value-type="float">
            <text:p>2.6762339041</text:p>
          </table:table-cell>
          <table:table-cell office:value-type="float" office:value="2.67623253570744" calcext:value-type="float">
            <text:p>2.6762325357</text:p>
          </table:table-cell>
          <table:table-cell office:value-type="float" office:value="2.67623506323692" calcext:value-type="float">
            <text:p>2.6762350632</text:p>
          </table:table-cell>
          <table:table-cell office:value-type="float" office:value="2.67623262931964" calcext:value-type="float">
            <text:p>2.676232629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hotparam</text:p>
          </table:table-cell>
          <table:table-cell office:value-type="string" calcext:value-type="string">
            <text:p>@generic double * @global</text:p>
          </table:table-cell>
          <table:table-cell office:value-type="string" calcext:value-type="string">
            <text:p>0x3002006c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Host</text:p>
          </table:table-cell>
          <table:table-cell office:value-type="string" calcext:value-type="string">
            <text:p>GPU</text:p>
          </table:table-cell>
          <table:table-cell table:number-columns-repeated="2"/>
          <table:table-cell office:value-type="string" calcext:value-type="string">
            <text:p>gpu mean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Obj(108.4) <text:s/>fa</text:p>
          </table:table-cell>
          <table:table-cell office:value-type="float" office:value="2.6830972442629" calcext:value-type="float">
            <text:p>2.6830972443</text:p>
          </table:table-cell>
          <table:table-cell office:value-type="float" office:value="2.68303697695628" calcext:value-type="float">
            <text:p>2.683036977</text:p>
          </table:table-cell>
          <table:table-cell office:value-type="float" office:value="2.68303731906633" calcext:value-type="float">
            <text:p>2.6830373191</text:p>
          </table:table-cell>
          <table:table-cell office:value-type="float" office:value="2.68303828582508" calcext:value-type="float">
            <text:p>2.6830382858</text:p>
          </table:table-cell>
          <table:table-cell table:formula="of:=AVERAGE([.C68:.E68])" office:value-type="float" office:value="2.68303752728256" calcext:value-type="float">
            <text:p>2.683037527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Obj(110.4) <text:s/>fb</text:p>
          </table:table-cell>
          <table:table-cell office:value-type="float" office:value="2.68559194750172" calcext:value-type="float">
            <text:p>2.6855919475</text:p>
          </table:table-cell>
          <table:table-cell office:value-type="float" office:value="2.69351449382418" calcext:value-type="float">
            <text:p>2.6935144938</text:p>
          </table:table-cell>
          <table:table-cell office:value-type="float" office:value="2.69351489720767" calcext:value-type="float">
            <text:p>2.6935148972</text:p>
          </table:table-cell>
          <table:table-cell office:value-type="float" office:value="2.69351437808546" calcext:value-type="float">
            <text:p>2.6935143781</text:p>
          </table:table-cell>
          <table:table-cell table:formula="of:=AVERAGE([.C69:.E69])" office:value-type="float" office:value="2.69351458970577" calcext:value-type="float">
            <text:p>2.693514589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x</text:p>
          </table:table-cell>
          <table:table-cell table:number-columns-repeated="4" office:value-type="float" office:value="105.175223" calcext:value-type="float">
            <text:p>105.175223</text:p>
          </table:table-cell>
          <table:table-cell table:formula="of:=AVERAGE([.C70:.E70])" office:value-type="float" office:value="105.175223" calcext:value-type="float">
            <text:p>105.17522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Obj(cx) <text:s/>fc</text:p>
          </table:table-cell>
          <table:table-cell office:value-type="float" office:value="2.68346181244703" calcext:value-type="float">
            <text:p>2.6834618124</text:p>
          </table:table-cell>
          <table:table-cell office:value-type="float" office:value="2.67623262421352" calcext:value-type="float">
            <text:p>2.6762326242</text:p>
          </table:table-cell>
          <table:table-cell office:value-type="float" office:value="2.67623360118451" calcext:value-type="float">
            <text:p>2.6762336012</text:p>
          </table:table-cell>
          <table:table-cell office:value-type="float" office:value="2.67623194680158" calcext:value-type="float">
            <text:p>2.6762319468</text:p>
          </table:table-cell>
          <table:table-cell table:formula="of:=AVERAGE([.C71:.E71])" office:value-type="float" office:value="2.67623272406654" calcext:value-type="float">
            <text:p>2.6762327241</text:p>
          </table:table-cell>
          <table:table-cell table:number-columns-repeated="3"/>
        </table:table-row>
      </table:table>
      <table:table table:name="Sheet2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evaluating objective(cx) where cx = 105.17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 = chi2</text:p>
          </table:table-cell>
          <table:table-cell office:value-type="float" office:value="384915.762377403" calcext:value-type="float">
            <text:p>384915.762377403</text:p>
          </table:table-cell>
          <table:table-cell office:value-type="float" office:value="383878.784423828" calcext:value-type="float">
            <text:p>383878.784423828</text:p>
          </table:table-cell>
          <table:table-cell office:value-type="float" office:value="383878.83203125" calcext:value-type="float">
            <text:p>383878.83203125</text:p>
          </table:table-cell>
          <table:table-cell office:value-type="float" office:value="383879.197753906" calcext:value-type="float">
            <text:p>383879.197753906</text:p>
          </table:table-cell>
          <table:table-cell/>
        </table:table-row>
        <table:table-row table:style-name="ro1">
          <table:table-cell office:value-type="string" calcext:value-type="string">
            <text:p>err</text:p>
          </table:table-cell>
          <table:table-cell office:value-type="float" office:value="2.68346181244703" calcext:value-type="float">
            <text:p>2.6834618124</text:p>
          </table:table-cell>
          <table:table-cell office:value-type="float" office:value="2.67623246251972" calcext:value-type="float">
            <text:p>2.6762324625</text:p>
          </table:table-cell>
          <table:table-cell office:value-type="float" office:value="2.67623279441753" calcext:value-type="float">
            <text:p>2.6762327944</text:p>
          </table:table-cell>
          <table:table-cell office:value-type="float" office:value="2.67623534407352" calcext:value-type="float">
            <text:p>2.6762353441</text:p>
          </table:table-cell>
          <table:table-cell/>
        </table:table-row>
        <table:table-row table:style-name="ro1">
          <table:table-cell office:value-type="string" calcext:value-type="string">
            <text:p>pens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r</text:p>
          </table:table-cell>
          <table:table-cell office:value-type="float" office:value="2.68346181244703" calcext:value-type="float">
            <text:p>2.6834618124</text:p>
          </table:table-cell>
          <table:table-cell office:value-type="float" office:value="2.67623246251972" calcext:value-type="float">
            <text:p>2.6762324625</text:p>
          </table:table-cell>
          <table:table-cell office:value-type="float" office:value="2.67623279441753" calcext:value-type="float">
            <text:p>2.6762327944</text:p>
          </table:table-cell>
          <table:table-cell office:value-type="float" office:value="2.67623534407352" calcext:value-type="float">
            <text:p>2.676235344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ldop</text:p>
          </table:table-cell>
          <table:table-cell office:value-type="string" calcext:value-type="string">
            <text:p>Host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err frame 0</text:p>
          </table:table-cell>
          <table:table-cell office:value-type="float" office:value="49899.5101070815" calcext:value-type="float">
            <text:p>49899.5101070815</text:p>
          </table:table-cell>
          <table:table-cell office:value-type="float" office:value="48640.064453125" calcext:value-type="float">
            <text:p>48640.064453125</text:p>
          </table:table-cell>
          <table:table-cell office:value-type="float" office:value="48640.0356445313" calcext:value-type="float">
            <text:p>48640.0356445313</text:p>
          </table:table-cell>
          <table:table-cell table:formula="of:=AVERAGE([.C9:.D9])" office:value-type="float" office:value="48640.0500488282" calcext:value-type="float">
            <text:p>48640.0500488282</text:p>
          </table:table-cell>
          <table:table-cell table:formula="of:=([.B9]-[.E9])/[.B9] *100" office:value-type="float" office:value="2.52399283189477" calcext:value-type="float">
            <text:p>2.5239928319</text:p>
          </table:table-cell>
        </table:table-row>
        <table:table-row table:style-name="ro1">
          <table:table-cell office:value-type="string" calcext:value-type="string">
            <text:p>err frame 1</text:p>
          </table:table-cell>
          <table:table-cell office:value-type="float" office:value="76643.9465340059" calcext:value-type="float">
            <text:p>76643.9465340059</text:p>
          </table:table-cell>
          <table:table-cell office:value-type="float" office:value="75678.1145019531" calcext:value-type="float">
            <text:p>75678.1145019531</text:p>
          </table:table-cell>
          <table:table-cell office:value-type="float" office:value="75678.0549316406" calcext:value-type="float">
            <text:p>75678.0549316406</text:p>
          </table:table-cell>
          <table:table-cell table:formula="of:=AVERAGE([.C10:.D10])" office:value-type="float" office:value="75678.0847167969" calcext:value-type="float">
            <text:p>75678.0847167969</text:p>
          </table:table-cell>
          <table:table-cell table:formula="of:=([.B10]-[.E10])/[.B10] *100" office:value-type="float" office:value="1.26019321927859" calcext:value-type="float">
            <text:p>1.2601932193</text:p>
          </table:table-cell>
        </table:table-row>
        <table:table-row table:style-name="ro1">
          <table:table-cell office:value-type="string" calcext:value-type="string">
            <text:p>err frame 2</text:p>
          </table:table-cell>
          <table:table-cell office:value-type="float" office:value="149019.825819017" calcext:value-type="float">
            <text:p>149019.825819017</text:p>
          </table:table-cell>
          <table:table-cell office:value-type="float" office:value="148213.232666016" calcext:value-type="float">
            <text:p>148213.232666016</text:p>
          </table:table-cell>
          <table:table-cell office:value-type="float" office:value="148213.331787109" calcext:value-type="float">
            <text:p>148213.331787109</text:p>
          </table:table-cell>
          <table:table-cell table:formula="of:=AVERAGE([.C11:.D11])" office:value-type="float" office:value="148213.282226562" calcext:value-type="float">
            <text:p>148213.282226562</text:p>
          </table:table-cell>
          <table:table-cell table:formula="of:=([.B11]-[.E11])/[.B11] *100" office:value-type="float" office:value="0.541232408521284" calcext:value-type="float">
            <text:p>0.5412324085</text:p>
          </table:table-cell>
        </table:table-row>
        <table:table-row table:style-name="ro1">
          <table:table-cell office:value-type="string" calcext:value-type="string">
            <text:p>err frame 3</text:p>
          </table:table-cell>
          <table:table-cell office:value-type="float" office:value="45454.9794513448" calcext:value-type="float">
            <text:p>45454.9794513448</text:p>
          </table:table-cell>
          <table:table-cell office:value-type="float" office:value="44478.58984375" calcext:value-type="float">
            <text:p>44478.58984375</text:p>
          </table:table-cell>
          <table:table-cell office:value-type="float" office:value="44478.5639648438" calcext:value-type="float">
            <text:p>44478.5639648438</text:p>
          </table:table-cell>
          <table:table-cell table:formula="of:=AVERAGE([.C12:.D12])" office:value-type="float" office:value="44478.5769042969" calcext:value-type="float">
            <text:p>44478.5769042969</text:p>
          </table:table-cell>
          <table:table-cell table:formula="of:=([.B12]-[.E12])/[.B12] *100" office:value-type="float" office:value="2.14806509393111" calcext:value-type="float">
            <text:p>2.148065093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9:.B12])" office:value-type="float" office:value="321018.261911449" calcext:value-type="float">
            <text:p>321018.261911449</text:p>
          </table:table-cell>
          <table:table-cell table:formula="of:=SUM([.C9:.C12])" office:value-type="float" office:value="317010.001464844" calcext:value-type="float">
            <text:p>317010.001464844</text:p>
          </table:table-cell>
          <table:table-cell table:formula="of:=SUM([.D9:.D12])" office:value-type="float" office:value="317009.986328125" calcext:value-type="float">
            <text:p>317009.986328125</text:p>
          </table:table-cell>
          <table:table-cell table:formula="of:=AVERAGE([.C13:.D13])" office:value-type="float" office:value="317009.993896484" calcext:value-type="float">
            <text:p>317009.993896484</text:p>
          </table:table-cell>
          <table:table-cell table:formula="of:=([.B13]-[.E13])/[.B13] *100" office:value-type="float" office:value="1.24861059028177" calcext:value-type="float">
            <text:p>1.2486105903</text:p>
          </table:table-cell>
        </table:table-row>
        <table:table-row table:style-name="ro1">
          <table:table-cell office:value-type="string" calcext:value-type="string">
            <text:p>chi2_set</text:p>
          </table:table-cell>
          <table:table-cell office:value-type="float" office:value="321018.261911449" calcext:value-type="float">
            <text:p>321018.261911449</text:p>
          </table:table-cell>
          <table:table-cell office:value-type="float" office:value="317010.001464844" calcext:value-type="float">
            <text:p>317010.001464844</text:p>
          </table:table-cell>
          <table:table-cell office:value-type="float" office:value="317009.986328125" calcext:value-type="float">
            <text:p>317009.986328125</text:p>
          </table:table-cell>
          <table:table-cell table:formula="of:=AVERAGE([.C14:.D14])" office:value-type="float" office:value="317009.993896484" calcext:value-type="float">
            <text:p>317009.993896484</text:p>
          </table:table-cell>
          <table:table-cell table:formula="of:=([.B14]-[.E14])/[.B14] *100" office:value-type="float" office:value="1.24861059028168" calcext:value-type="float">
            <text:p>1.248610590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ppler</text:p>
          </table:table-cell>
          <table:table-cell office:value-type="string" calcext:value-type="string">
            <text:p>H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 frame 0</text:p>
          </table:table-cell>
          <table:table-cell office:value-type="float" office:value="26558.4223431069" calcext:value-type="float">
            <text:p>26558.4223431069</text:p>
          </table:table-cell>
          <table:table-cell office:value-type="float" office:value="30202.578125" calcext:value-type="float">
            <text:p>30202.578125</text:p>
          </table:table-cell>
          <table:table-cell office:value-type="float" office:value="30202.5859375" calcext:value-type="float">
            <text:p>30202.5859375</text:p>
          </table:table-cell>
          <table:table-cell table:formula="of:=AVERAGE([.C17:.D17])" office:value-type="float" office:value="30202.58203125" calcext:value-type="float">
            <text:p>30202.58203125</text:p>
          </table:table-cell>
          <table:table-cell table:formula="of:=([.B17]-[.E17])/[.B17] *100" office:value-type="float" office:value="-13.7212957948495" calcext:value-type="float">
            <text:p>-13.7212957948</text:p>
          </table:table-cell>
        </table:table-row>
        <table:table-row table:style-name="ro1">
          <table:table-cell office:value-type="string" calcext:value-type="string">
            <text:p>err frame 1</text:p>
          </table:table-cell>
          <table:table-cell office:value-type="float" office:value="25775.3261007217" calcext:value-type="float">
            <text:p>25775.3261007217</text:p>
          </table:table-cell>
          <table:table-cell office:value-type="float" office:value="28099.712890625" calcext:value-type="float">
            <text:p>28099.712890625</text:p>
          </table:table-cell>
          <table:table-cell office:value-type="float" office:value="28099.7578125" calcext:value-type="float">
            <text:p>28099.7578125</text:p>
          </table:table-cell>
          <table:table-cell table:formula="of:=AVERAGE([.C18:.D18])" office:value-type="float" office:value="28099.7353515625" calcext:value-type="float">
            <text:p>28099.7353515625</text:p>
          </table:table-cell>
          <table:table-cell table:formula="of:=([.B18]-[.E18])/[.B18] *100" office:value-type="float" office:value="-9.01796253423819" calcext:value-type="float">
            <text:p>-9.0179625342</text:p>
          </table:table-cell>
        </table:table-row>
        <table:table-row table:style-name="ro1">
          <table:table-cell office:value-type="string" calcext:value-type="string">
            <text:p>err frame 2</text:p>
          </table:table-cell>
          <table:table-cell office:value-type="float" office:value="6309.40589896026" calcext:value-type="float">
            <text:p>6309.4058989603</text:p>
          </table:table-cell>
          <table:table-cell office:value-type="float" office:value="4790.0390625" calcext:value-type="float">
            <text:p>4790.0390625</text:p>
          </table:table-cell>
          <table:table-cell office:value-type="float" office:value="4790.03515625" calcext:value-type="float">
            <text:p>4790.03515625</text:p>
          </table:table-cell>
          <table:table-cell table:formula="of:=AVERAGE([.C19:.D19])" office:value-type="float" office:value="4790.037109375" calcext:value-type="float">
            <text:p>4790.037109375</text:p>
          </table:table-cell>
          <table:table-cell table:formula="of:=([.B19]-[.E19])/[.B19] *100" office:value-type="float" office:value="24.0810119671591" calcext:value-type="float">
            <text:p>24.0810119672</text:p>
          </table:table-cell>
        </table:table-row>
        <table:table-row table:style-name="ro1">
          <table:table-cell office:value-type="string" calcext:value-type="string">
            <text:p>err frame 3</text:p>
          </table:table-cell>
          <table:table-cell office:value-type="float" office:value="5254.34612316458" calcext:value-type="float">
            <text:p>5254.3461231646</text:p>
          </table:table-cell>
          <table:table-cell office:value-type="float" office:value="3776.470703125" calcext:value-type="float">
            <text:p>3776.470703125</text:p>
          </table:table-cell>
          <table:table-cell office:value-type="float" office:value="3776.4765625" calcext:value-type="float">
            <text:p>3776.4765625</text:p>
          </table:table-cell>
          <table:table-cell table:formula="of:=AVERAGE([.C20:.D20])" office:value-type="float" office:value="3776.4736328125" calcext:value-type="float">
            <text:p>3776.4736328125</text:p>
          </table:table-cell>
          <table:table-cell table:formula="of:=([.B20]-[.E20])/[.B20] *100" office:value-type="float" office:value="28.1266680136783" calcext:value-type="float">
            <text:p>28.1266680137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7:.B20])" office:value-type="float" office:value="63897.5004659535" calcext:value-type="float">
            <text:p>63897.5004659535</text:p>
          </table:table-cell>
          <table:table-cell table:formula="of:=SUM([.C17:.C20])" office:value-type="float" office:value="66868.80078125" calcext:value-type="float">
            <text:p>66868.80078125</text:p>
          </table:table-cell>
          <table:table-cell table:formula="of:=SUM([.D17:.D20])" office:value-type="float" office:value="66868.85546875" calcext:value-type="float">
            <text:p>66868.85546875</text:p>
          </table:table-cell>
          <table:table-cell table:formula="of:=AVERAGE([.C21:.D21])" office:value-type="float" office:value="66868.828125" calcext:value-type="float">
            <text:p>66868.828125</text:p>
          </table:table-cell>
          <table:table-cell table:formula="of:=([.B21]-[.E21])/[.B21] *100" office:value-type="float" office:value="-4.65014693435429" calcext:value-type="float">
            <text:p>-4.6501469344</text:p>
          </table:table-cell>
        </table:table-row>
        <table:table-row table:style-name="ro1">
          <table:table-cell office:value-type="string" calcext:value-type="string">
            <text:p>chi2_set</text:p>
          </table:table-cell>
          <table:table-cell office:value-type="float" office:value="63897.5004659535" calcext:value-type="float">
            <text:p>63897.5004659535</text:p>
          </table:table-cell>
          <table:table-cell office:value-type="float" office:value="66868.80078125" calcext:value-type="float">
            <text:p>66868.80078125</text:p>
          </table:table-cell>
          <table:table-cell office:value-type="float" office:value="66868.85546875" calcext:value-type="float">
            <text:p>66868.85546875</text:p>
          </table:table-cell>
          <table:table-cell table:formula="of:=AVERAGE([.C22:.D22])" office:value-type="float" office:value="66868.828125" calcext:value-type="float">
            <text:p>66868.828125</text:p>
          </table:table-cell>
          <table:table-cell table:formula="of:=([.B22]-[.E22])/[.B22] *100" office:value-type="float" office:value="-4.65014693435421" calcext:value-type="float">
            <text:p>-4.6501469344</text:p>
          </table:table-cell>
        </table:table-row>
        <table:table-row table:style-name="ro1">
          <table:table-cell office:value-type="string" calcext:value-type="string">
            <text:p>o2 frame 0</text:p>
          </table:table-cell>
          <table:table-cell office:value-type="float" office:value="161505.202595843" calcext:value-type="float">
            <text:p>161505.202595843</text:p>
          </table:table-cell>
          <table:table-cell table:number-columns-repeated="2" office:value-type="float" office:value="1431463.81165285" calcext:value-type="float">
            <text:p>1431463.81165285</text:p>
          </table:table-cell>
          <table:table-cell/>
          <table:table-cell office:value-type="float" office:value="1431463.81165285" calcext:value-type="float">
            <text:p>1431463.81165285</text:p>
          </table:table-cell>
        </table:table-row>
        <table:table-row table:style-name="ro1">
          <table:table-cell office:value-type="string" calcext:value-type="string">
            <text:p>m2 frame 0</text:p>
          </table:table-cell>
          <table:table-cell office:value-type="float" office:value="77549.3126017186" calcext:value-type="float">
            <text:p>77549.3126017186</text:p>
          </table:table-cell>
          <table:table-cell office:value-type="float" office:value="917781.911854317" calcext:value-type="float">
            <text:p>917781.911854317</text:p>
          </table:table-cell>
          <table:table-cell office:value-type="float" office:value="917781.928132017" calcext:value-type="float">
            <text:p>917781.928132017</text:p>
          </table:table-cell>
          <table:table-cell/>
          <table:table-cell office:value-type="float" office:value="917781.883747347" calcext:value-type="float">
            <text:p>917781.883747347</text:p>
          </table:table-cell>
        </table:table-row>
        <table:table-row table:style-name="ro1">
          <table:table-cell office:value-type="string" calcext:value-type="string">
            <text:p>om frame 0</text:p>
          </table:table-cell>
          <table:table-cell office:value-type="float" office:value="106248.046427227" calcext:value-type="float">
            <text:p>106248.046427227</text:p>
          </table:table-cell>
          <table:table-cell office:value-type="float" office:value="1028969.85213628" calcext:value-type="float">
            <text:p>1028969.85213628</text:p>
          </table:table-cell>
          <table:table-cell office:value-type="float" office:value="1028969.86245231" calcext:value-type="float">
            <text:p>1028969.86245231</text:p>
          </table:table-cell>
          <table:table-cell/>
          <table:table-cell office:value-type="float" office:value="1028969.83811891" calcext:value-type="float">
            <text:p>1028969.83811891</text:p>
          </table:table-cell>
        </table:table-row>
        <table:table-row table:style-name="ro1">
          <table:table-cell office:value-type="string" calcext:value-type="string">
            <text:p>sum_fit</text:p>
          </table:table-cell>
          <table:table-cell table:number-columns-repeated="2"/>
          <table:table-cell office:value-type="float" office:value="40850.8391198035" calcext:value-type="float">
            <text:p>40850.8391198035</text:p>
          </table:table-cell>
          <table:table-cell office:value-type="float" office:value="41227.5532339223" calcext:value-type="float">
            <text:p>41227.5532339223</text:p>
          </table:table-cell>
          <table:table-cell office:value-type="float" office:value="40850.8378601722" calcext:value-type="float">
            <text:p>40850.8378601722</text:p>
          </table:table-cell>
        </table:table-row>
        <table:table-row table:style-name="ro1">
          <table:table-cell office:value-type="string" calcext:value-type="string">
            <text:p>sum_obs</text:p>
          </table:table-cell>
          <table:table-cell table:number-columns-repeated="2"/>
          <table:table-cell table:number-columns-repeated="3" office:value-type="float" office:value="45926.4679269365" calcext:value-type="float">
            <text:p>45926.4679269365</text:p>
          </table:table-cell>
        </table:table-row>
        <table:table-row table:style-name="ro1">
          <table:table-cell office:value-type="string" calcext:value-type="string">
            <text:p>sum_one</text:p>
          </table:table-cell>
          <table:table-cell table:number-columns-repeated="2"/>
          <table:table-cell table:number-columns-repeated="3" office:value-type="float" office:value="389.958505914307" calcext:value-type="float">
            <text:p>389.9585059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20:33:44.202920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20:33:55.918272766</meta:creation-date>
    <meta:editing-duration>P1DT5H1M48S</meta:editing-duration>
    <meta:editing-cycles>2</meta:editing-cycles>
    <meta:generator>LibreOffice/5.1.4.2$Linux_X86_64 LibreOffice_project/10m0$Build-2</meta:generator>
    <dc:date>2017-01-10T16:11:50.370511448</dc:date>
    <meta:document-statistic meta:table-count="3" meta:cell-count="528" meta:object-count="0"/>
  </office:meta>
</office:document-meta>
</file>